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Arial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5pt" fo:font-weight="bold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5pt" style:font-size-asian="15pt" style:font-size-complex="15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3pt" style:font-size-asian="13pt" style:font-size-complex="13pt"/>
    </style:style>
    <style:style style:name="P7" style:family="paragraph" style:parent-style-name="Standard">
      <style:paragraph-properties fo:text-align="center" style:justify-single-word="false" fo:break-before="page"/>
      <style:text-properties style:font-name="Arial" fo:font-size="15pt" fo:font-weight="bold" style:font-size-asian="15pt" style:font-weight-asian="bold" style:font-size-complex="15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/>
      <text:p text:style-name="P6"/>
      <text:p text:style-name="P6"/>
      <text:p text:style-name="P4"/>
      <text:p text:style-name="P4"/>
      <text:p text:style-name="P4"/>
      <text:p text:style-name="P3"/>
      <text:p text:style-name="P3"/>
      <text:p text:style-name="P3"/>
      <text:p text:style-name="P3">Team Implementation</text:p>
      <text:p text:style-name="P3"/>
      <text:p text:style-name="P3">Dr. Page</text:p>
      <text:p text:style-name="P3"/>
      <text:p text:style-name="P3">December 2, 2012</text:p>
      <text:p text:style-name="P3"/>
      <text:p text:style-name="P3">Team Van Rossum</text:p>
      <text:p text:style-name="P3"/>
      <text:p text:style-name="P3">Cezar Delucca</text:p>
      <text:p text:style-name="P3">Olufemi Fashanu</text:p>
      <text:p text:style-name="P3">Jakob Griffith</text:p>
      <text:p text:style-name="P3">Clayton Miller</text:p>
      <text:p text:style-name="P3">Shane Moore</text:p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/>
      <text:p text:style-name="P7">Table Of Contents</text:p>
      <text:p text:style-name="P1"/>
      <text:p text:style-name="P1"/>
      <text:p text:style-name="P1">Heading <text:tab/><text:tab/><text:tab/><text:tab/><text:tab/><text:tab/><text:tab/><text:tab/><text:tab/><text:tab/>Page Number</text:p>
      <text:p text:style-name="P1"><text:s/></text:p>
      <text:p text:style-name="P2"><text:span text:style-name="T1">1. Design</text:span> <text:s text:c="4"/><text:tab/><text:tab/><text:tab/><text:tab/><text:tab/><text:tab/><text:tab/><text:tab/><text:tab/><text:tab/><text:tab/> 1-10 </text:p>
      <text:p text:style-name="P2"><text:span text:style-name="T1"><text:tab/></text:span></text:p>
      <text:p text:style-name="P2"><text:span text:style-name="T1">2.. ACL2 Module Source Code </text:span><text:tab/><text:tab/><text:tab/><text:tab/><text:tab/><text:tab/><text:tab/><text:tab/><text:tab/>61-100 </text:p>
      <text:p text:style-name="P2"><text:span text:style-name="T1"><text:tab/></text:span></text:p>
      <text:p text:style-name="P2"><text:span text:style-name="T1">3. ACL2 Tests Source Code </text:span><text:tab/><text:tab/><text:tab/><text:tab/><text:tab/><text:tab/><text:tab/><text:tab/><text:tab/>61-100 <text:line-break/> <text:tab/><text:span text:style-name="T1">6.12</text:span>. Example file showing the testing of query 12 <text:tab/><text:tab/><text:tab/><text:tab/><text:tab/><text:tab/>63-65 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ne </meta:initial-creator>
    <meta:creation-date>2012-12-03T13:56:06</meta:creation-date>
    <dc:date>2012-12-03T14:35:22</dc:date>
    <dc:creator>Shane </dc:creator>
    <meta:editing-duration>PT24M16S</meta:editing-duration>
    <meta:editing-cycles>1</meta:editing-cycles>
    <meta:document-statistic meta:table-count="0" meta:image-count="0" meta:object-count="0" meta:page-count="2" meta:paragraph-count="17" meta:word-count="51" meta:character-count="357" meta:non-whitespace-character-count="261"/>
    <meta:generator>LibreOffice/3.5$Linux_x86 LibreOffice_project/350m1$Build-2</meta:generator>
  </office:meta>
</office:document-meta>
</file>